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f26" officeooo:paragraph-rsid="001e1f26"/>
    </style:style>
    <style:style style:name="P2" style:family="paragraph" style:parent-style-name="Standard">
      <style:text-properties officeooo:paragraph-rsid="001f6fc2"/>
    </style:style>
    <style:style style:name="T1" style:family="text">
      <style:text-properties officeooo:rsid="001a84bd"/>
    </style:style>
    <style:style style:name="T2" style:family="text">
      <style:text-properties officeooo:rsid="001be0f8"/>
    </style:style>
    <style:style style:name="T3" style:family="text">
      <style:text-properties officeooo:rsid="001e9c6c"/>
    </style:style>
    <style:style style:name="T4" style:family="text">
      <style:text-properties officeooo:rsid="001f6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<text:span text:style-name="T4">rappel demande de photos, images</text:span></text:p>
      <text:p text:style-name="P2"/>
      <text:p text:style-name="P2"/>
      <text:p text:style-name="P2"><text:span text:style-name="T1">- photos des intervenants</text:span></text:p>
      <text:p text:style-name="Standard">- <text:span text:style-name="T2">PDF programme</text:span></text:p>
      <text:p text:style-name="Standard"/>
      <text:p text:style-name="Standard"/>
      <text:p text:style-name="Standard">- <text:span text:style-name="T3">lister le comité d'organisation ?</text:span></text:p>
      <text:p text:style-name="Standard">- <text:span text:style-name="T3">lister le comité scientifique ?</text:span></text:p>
      <text:p text:style-name="Standard">- <text:span text:style-name="T3">les afficher dans une pages ou sur la première page ?</text:span></text:p>
      <text:p text:style-name="Standard"/>
      <text:p text:style-name="P1">- analyse existant pr voir en e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27:07.485280749</meta:creation-date>
    <dc:date>2016-02-17T16:47:29.467593828</dc:date>
    <meta:editing-duration>PT4H2M4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44" meta:character-count="230" meta:non-whitespace-character-count="193"/>
  </office:meta>
</office:document-meta>
</file>